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971cm"/>
    </style:style>
    <style:style style:name="co9" style:family="table-column">
      <style:table-column-properties fo:break-before="auto" style:column-width="2.755cm"/>
    </style:style>
    <style:style style:name="co10" style:family="table-column">
      <style:table-column-properties fo:break-before="auto" style:column-width="3.1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4.35cm"/>
    </style:style>
    <style:style style:name="co13" style:family="table-column">
      <style:table-column-properties fo:break-before="auto" style:column-width="3.87cm"/>
    </style:style>
    <style:style style:name="co14" style:family="table-column">
      <style:table-column-properties fo:break-before="auto" style:column-width="3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10000" number:language="nl" number:country="BE">
      <number:number number:min-integer-digits="1"/>
    </number:number-style>
    <number:date-style style:name="N1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5000">
      <style:text-properties style:font-name="Arial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ce2" style:family="table-cell" style:parent-style-name="Default" style:data-style-name="N5000">
      <style:text-properties fo:font-style="italic" style:font-style-asian="italic" style:font-style-complex="italic"/>
    </style:style>
    <style:style style:name="ce3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5000">
      <style:table-cell-properties fo:border-bottom="none" fo:border-left="0.002cm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5000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5000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5000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 style:data-style-name="N10000"/>
    <style:style style:name="ce9" style:family="table-cell" style:parent-style-name="Default" style:data-style-name="N50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50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00">
      <style:table-cell-properties fo:border-bottom="0.002cm solid #000000" fo:border-left="none" fo:border-right="none" fo:border-top="none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5000">
      <style:table-cell-properties fo:border-bottom="none" fo:border-left="none" fo:border-right="none" fo:border-top="0.002cm solid #000000"/>
    </style:style>
    <style:style style:name="ce14" style:family="table-cell" style:parent-style-name="Default" style:data-style-name="N5000"/>
    <style:style style:name="ce15" style:family="table-cell" style:parent-style-name="Default" style:data-style-name="N500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 style:data-style-name="N15036">
      <style:text-properties fo:font-weight="bold" style:font-weight-asian="bold" style:font-weight-complex="bold"/>
    </style:style>
    <style:style style:name="ce18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0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5000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 style:data-style-name="N10000">
      <style:table-cell-properties fo:border-bottom="0.002cm solid #000000" fo:border-left="0.002cm solid #000000" fo:border-right="none" fo:border-top="none"/>
    </style:style>
    <style:style style:name="ce24" style:family="table-cell" style:parent-style-name="Default" style:data-style-name="N5000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</style:style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002cm solid #000000" fo:border-right="0.002cm solid #000000" fo:border-top="none"/>
    </style:style>
    <style:style style:name="ce3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5001">
      <style:table-cell-properties fo:border-bottom="none" fo:border-left="0.002cm solid #000000" fo:border-right="0.002cm solid #000000" fo:border-top="none"/>
    </style:style>
    <style:style style:name="ce33" style:family="table-cell" style:parent-style-name="Default" style:data-style-name="N5001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ole-draw-aspect="1" style:protect="position siz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utline="false" style:text-line-through-styl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5.69999980926514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AMD1055T" table:style-name="ta1" table:print="false">
        <table:shapes>
          <draw:frame draw:z-index="0" draw:style-name="gr1" svg:width="18.695cm" svg:height="10.138cm" svg:x="0cm" svg:y="6.877cm">
            <draw:object draw:notify-on-update-of-ranges="AMD1055T.A9:AMD1055T.A15 AMD1055T.B6:AMD1055T.B6 AMD1055T.F9:AMD1055T.F15 AMD1055T.A9:AMD1055T.A15 AMD1055T.H6:AMD1055T.H6 AMD1055T.L9:AMD1055T.L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impleGT Benchmarks on an AMD Phenom II X6 2,80GHz (1055T) 8GB RAM</text:p>
          </table:table-cell>
          <table:table-cell table:number-columns-repeated="12"/>
        </table:table-row>
        <table:table-row table:style-name="ro1">
          <table:table-cell office:value-type="string">
            <text:p>Measurement date:</text:p>
          </table:table-cell>
          <table:table-cell table:number-columns-repeated="2"/>
          <table:table-cell table:style-name="ce17" office:value-type="date" office:date-value="2012-05-18">
            <text:p>18/05/2012</text:p>
          </table:table-cell>
          <table:table-cell/>
          <table:table-cell office:value-type="string">
            <text:p>CPU PassMark:</text:p>
          </table:table-cell>
          <table:table-cell table:style-name="ce20" table:formula="of:=5181/6" office:value-type="float" office:value="863.5">
            <text:p>863.5</text:p>
          </table:table-cell>
          <table:table-cell office:value-type="string">
            <text:p>per cor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<text:span text:style-name="T1">JIT warmup: run </text:span><text:span text:style-name="T2">STSmany10 warmup (ms,iterations):</text:span>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1.88283">
            <text:p>1,88283</text:p>
          </table:table-cell>
          <table:table-cell table:style-name="ce12" office:value-type="float" office:value="5000">
            <text:p>5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3"/>
          <table:table-cell table:style-name="ce9" office:value-type="string" table:number-columns-spanned="6" table:number-rows-spanned="1">
            <text:p>STSmany Phenom</text:p>
          </table:table-cell>
          <table:covered-table-cell table:number-columns-repeated="4" table:style-name="ce13"/>
          <table:covered-table-cell table:style-name="ce21"/>
          <table:table-cell table:style-name="ce9" office:value-type="string" table:number-columns-spanned="6" table:number-rows-spanned="1">
            <text:p>STSone Phenom</text:p>
          </table:table-cell>
          <table:covered-table-cell table:number-columns-repeated="4" table:style-name="ce13"/>
          <table:covered-table-cell table:style-name="ce21"/>
        </table:table-row>
        <table:table-row table:style-name="ro1">
          <table:table-cell table:style-name="ce4"/>
          <table:table-cell table:style-name="ce10" office:value-type="string" table:number-columns-spanned="2" table:number-rows-spanned="1">
            <text:p>First run</text:p>
          </table:table-cell>
          <table:covered-table-cell table:style-name="ce14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style-name="ce10" office:value-type="string" table:number-columns-spanned="2" table:number-rows-spanned="1">
            <text:p>First run</text:p>
          </table:table-cell>
          <table:covered-table-cell table:style-name="ce14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</table:table-row>
        <table:table-row table:style-name="ro1">
          <table:table-cell table:style-name="ce5" office:value-type="string">
            <text:p>Size</text:p>
          </table:table-cell>
          <table:table-cell table:style-name="ce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1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1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1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15" office:value-type="string">
            <text:p>Runtime (ms)</text:p>
          </table:table-cell>
          <table:table-cell table:style-name="ce24" office:value-type="string">
            <text:p>Runs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8" office:value-type="float" office:value="1.008601">
            <text:p>1,008601</text:p>
          </table:table-cell>
          <table:table-cell office:value-type="float" office:value="5000">
            <text:p>5000</text:p>
          </table:table-cell>
          <table:table-cell table:style-name="ce8" office:value-type="float" office:value="0.959851">
            <text:p>0,959851</text:p>
          </table:table-cell>
          <table:table-cell office:value-type="float" office:value="5000">
            <text:p>5000</text:p>
          </table:table-cell>
          <table:table-cell table:formula="of:=AVERAGE([.D9];[.B9])" office:value-type="float" office:value="0.984226">
            <text:p>0.984226</text:p>
          </table:table-cell>
          <table:table-cell table:style-name="ce22" table:formula="of:=[.C9]+[.E9]" office:value-type="float" office:value="10000">
            <text:p>10000</text:p>
          </table:table-cell>
          <table:table-cell table:style-name="ce8" office:value-type="float" office:value="1.077695">
            <text:p>1,077695</text:p>
          </table:table-cell>
          <table:table-cell office:value-type="float" office:value="5000">
            <text:p>5000</text:p>
          </table:table-cell>
          <table:table-cell table:style-name="ce8" office:value-type="float" office:value="0.973642">
            <text:p>0,973642</text:p>
          </table:table-cell>
          <table:table-cell office:value-type="float" office:value="5000">
            <text:p>5000</text:p>
          </table:table-cell>
          <table:table-cell table:formula="of:=AVERAGE([.J9];[.H9])" office:value-type="float" office:value="1.0256685">
            <text:p>1.0256685</text:p>
          </table:table-cell>
          <table:table-cell table:style-name="ce22" table:formula="of:=[.I9]+[.K9]" office:value-type="float" office:value="10000">
            <text:p>10000</text:p>
          </table:table-cell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8" office:value-type="float" office:value="7.826114">
            <text:p>7,826114</text:p>
          </table:table-cell>
          <table:table-cell office:value-type="float" office:value="5000">
            <text:p>5000</text:p>
          </table:table-cell>
          <table:table-cell table:style-name="ce8" office:value-type="float" office:value="7.706548">
            <text:p>7,706548</text:p>
          </table:table-cell>
          <table:table-cell office:value-type="float" office:value="5000">
            <text:p>5000</text:p>
          </table:table-cell>
          <table:table-cell table:formula="of:=AVERAGE([.D10];[.B10])" office:value-type="float" office:value="7.766331">
            <text:p>7.766331</text:p>
          </table:table-cell>
          <table:table-cell table:style-name="ce22" table:formula="of:=[.C10]+[.E10]" office:value-type="float" office:value="10000">
            <text:p>10000</text:p>
          </table:table-cell>
          <table:table-cell table:style-name="ce8" office:value-type="float" office:value="8.452612">
            <text:p>8,452612</text:p>
          </table:table-cell>
          <table:table-cell office:value-type="float" office:value="5000">
            <text:p>5000</text:p>
          </table:table-cell>
          <table:table-cell table:style-name="ce8" office:value-type="float" office:value="8.450215">
            <text:p>8,450215</text:p>
          </table:table-cell>
          <table:table-cell office:value-type="float" office:value="5000">
            <text:p>5000</text:p>
          </table:table-cell>
          <table:table-cell table:formula="of:=AVERAGE([.J10];[.H10])" office:value-type="float" office:value="8.4514135">
            <text:p>8.4514135</text:p>
          </table:table-cell>
          <table:table-cell table:style-name="ce22" table:formula="of:=[.I10]+[.K10]" office:value-type="float" office:value="10000">
            <text:p>10000</text:p>
          </table:table-cell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8" office:value-type="float" office:value="24.525906">
            <text:p>24,525906</text:p>
          </table:table-cell>
          <table:table-cell office:value-type="float" office:value="1000">
            <text:p>1000</text:p>
          </table:table-cell>
          <table:table-cell table:style-name="ce8" office:value-type="float" office:value="24.783184">
            <text:p>24,783184</text:p>
          </table:table-cell>
          <table:table-cell office:value-type="float" office:value="1000">
            <text:p>1000</text:p>
          </table:table-cell>
          <table:table-cell table:formula="of:=AVERAGE([.D11];[.B11])" office:value-type="float" office:value="24.654545">
            <text:p>24.654545</text:p>
          </table:table-cell>
          <table:table-cell table:style-name="ce22" table:formula="of:=[.C11]+[.E11]" office:value-type="float" office:value="2000">
            <text:p>2000</text:p>
          </table:table-cell>
          <table:table-cell table:style-name="ce8" office:value-type="float" office:value="26.794884">
            <text:p>26,794884</text:p>
          </table:table-cell>
          <table:table-cell office:value-type="float" office:value="1000">
            <text:p>1000</text:p>
          </table:table-cell>
          <table:table-cell table:style-name="ce8" office:value-type="float" office:value="26.672377">
            <text:p>26,672377</text:p>
          </table:table-cell>
          <table:table-cell office:value-type="float" office:value="1000">
            <text:p>1000</text:p>
          </table:table-cell>
          <table:table-cell table:formula="of:=AVERAGE([.J11];[.H11])" office:value-type="float" office:value="26.7336305">
            <text:p>26.7336305</text:p>
          </table:table-cell>
          <table:table-cell table:style-name="ce22" table:formula="of:=[.I11]+[.K11]" office:value-type="float" office:value="2000">
            <text:p>2000</text:p>
          </table:table-cell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8" office:value-type="float" office:value="127.331699">
            <text:p>127,331699</text:p>
          </table:table-cell>
          <table:table-cell office:value-type="float" office:value="500">
            <text:p>500</text:p>
          </table:table-cell>
          <table:table-cell table:style-name="ce8" office:value-type="float" office:value="127.464771">
            <text:p>127,464771</text:p>
          </table:table-cell>
          <table:table-cell office:value-type="float" office:value="500">
            <text:p>500</text:p>
          </table:table-cell>
          <table:table-cell table:formula="of:=AVERAGE([.D12];[.B12])" office:value-type="float" office:value="127.398235">
            <text:p>127.398235</text:p>
          </table:table-cell>
          <table:table-cell table:style-name="ce22" table:formula="of:=[.C12]+[.E12]" office:value-type="float" office:value="1000">
            <text:p>1000</text:p>
          </table:table-cell>
          <table:table-cell table:style-name="ce8" office:value-type="float" office:value="137.691276">
            <text:p>137,691276</text:p>
          </table:table-cell>
          <table:table-cell office:value-type="float" office:value="500">
            <text:p>500</text:p>
          </table:table-cell>
          <table:table-cell table:style-name="ce8" office:value-type="float" office:value="138.764354">
            <text:p>138,764354</text:p>
          </table:table-cell>
          <table:table-cell office:value-type="float" office:value="500">
            <text:p>500</text:p>
          </table:table-cell>
          <table:table-cell table:formula="of:=AVERAGE([.J12];[.H12])" office:value-type="float" office:value="138.227815">
            <text:p>138.227815</text:p>
          </table:table-cell>
          <table:table-cell table:style-name="ce22" table:formula="of:=[.I12]+[.K12]" office:value-type="float" office:value="1000">
            <text:p>1000</text:p>
          </table:table-cell>
        </table:table-row>
        <table:table-row table:style-name="ro1">
          <table:table-cell table:style-name="ce6" office:value-type="float" office:value="500">
            <text:p>500</text:p>
          </table:table-cell>
          <table:table-cell table:style-name="ce8" office:value-type="float" office:value="497.388029">
            <text:p>497,388029</text:p>
          </table:table-cell>
          <table:table-cell office:value-type="float" office:value="100">
            <text:p>100</text:p>
          </table:table-cell>
          <table:table-cell table:style-name="ce8" office:value-type="float" office:value="489.003133">
            <text:p>489,003133</text:p>
          </table:table-cell>
          <table:table-cell office:value-type="float" office:value="100">
            <text:p>100</text:p>
          </table:table-cell>
          <table:table-cell table:formula="of:=AVERAGE([.D13];[.B13])" office:value-type="float" office:value="493.195581">
            <text:p>493.195581</text:p>
          </table:table-cell>
          <table:table-cell table:style-name="ce22" table:formula="of:=[.C13]+[.E13]" office:value-type="float" office:value="200">
            <text:p>200</text:p>
          </table:table-cell>
          <table:table-cell table:style-name="ce8" office:value-type="float" office:value="531.139031">
            <text:p>531,139031</text:p>
          </table:table-cell>
          <table:table-cell office:value-type="float" office:value="100">
            <text:p>100</text:p>
          </table:table-cell>
          <table:table-cell table:style-name="ce8" office:value-type="float" office:value="516.76098">
            <text:p>516,76098</text:p>
          </table:table-cell>
          <table:table-cell office:value-type="float" office:value="100">
            <text:p>100</text:p>
          </table:table-cell>
          <table:table-cell table:formula="of:=AVERAGE([.J13];[.H13])" office:value-type="float" office:value="523.9500055">
            <text:p>523.9500055</text:p>
          </table:table-cell>
          <table:table-cell table:style-name="ce22" table:formula="of:=[.I13]+[.K13]" office:value-type="float" office:value="200">
            <text:p>200</text:p>
          </table:table-cell>
        </table:table-row>
        <table:table-row table:style-name="ro1">
          <table:table-cell table:style-name="ce6" office:value-type="float" office:value="750">
            <text:p>750</text:p>
          </table:table-cell>
          <table:table-cell table:style-name="ce8" office:value-type="float" office:value="1056.106041">
            <text:p>1056,106041</text:p>
          </table:table-cell>
          <table:table-cell office:value-type="float" office:value="50">
            <text:p>50</text:p>
          </table:table-cell>
          <table:table-cell table:style-name="ce8" office:value-type="float" office:value="1061.679894">
            <text:p>1061,679894</text:p>
          </table:table-cell>
          <table:table-cell office:value-type="float" office:value="50">
            <text:p>50</text:p>
          </table:table-cell>
          <table:table-cell table:formula="of:=AVERAGE([.D14];[.B14])" office:value-type="float" office:value="1058.8929675">
            <text:p>1058.8929675</text:p>
          </table:table-cell>
          <table:table-cell table:style-name="ce22" table:formula="of:=[.C14]+[.E14]" office:value-type="float" office:value="100">
            <text:p>100</text:p>
          </table:table-cell>
          <table:table-cell table:style-name="ce8" office:value-type="float" office:value="1145.302704">
            <text:p>1145,302704</text:p>
          </table:table-cell>
          <table:table-cell office:value-type="float" office:value="50">
            <text:p>50</text:p>
          </table:table-cell>
          <table:table-cell table:style-name="ce8" office:value-type="float" office:value="1149.243248">
            <text:p>1149,243248</text:p>
          </table:table-cell>
          <table:table-cell office:value-type="float" office:value="50">
            <text:p>50</text:p>
          </table:table-cell>
          <table:table-cell table:formula="of:=AVERAGE([.J14];[.H14])" office:value-type="float" office:value="1147.272976">
            <text:p>1147.272976</text:p>
          </table:table-cell>
          <table:table-cell table:style-name="ce22" table:formula="of:=[.I14]+[.K14]" office:value-type="float" office:value="100">
            <text:p>100</text:p>
          </table:table-cell>
        </table:table-row>
        <table:table-row table:style-name="ro1">
          <table:table-cell table:style-name="ce7" office:value-type="float" office:value="1000">
            <text:p>1000</text:p>
          </table:table-cell>
          <table:table-cell table:style-name="ce11" office:value-type="float" office:value="1830.621491">
            <text:p>1830,621491</text:p>
          </table:table-cell>
          <table:table-cell table:style-name="ce16" office:value-type="float" office:value="50">
            <text:p>50</text:p>
          </table:table-cell>
          <table:table-cell table:style-name="ce11" office:value-type="float" office:value="1829.685502">
            <text:p>1829,685502</text:p>
          </table:table-cell>
          <table:table-cell table:style-name="ce16" office:value-type="float" office:value="50">
            <text:p>50</text:p>
          </table:table-cell>
          <table:table-cell table:style-name="ce16" table:formula="of:=AVERAGE([.D15];[.B15])" office:value-type="float" office:value="1830.1534965">
            <text:p>1830.1534965</text:p>
          </table:table-cell>
          <table:table-cell table:style-name="ce16" table:formula="of:=[.C15]+[.E15]" office:value-type="float" office:value="100">
            <text:p>100</text:p>
          </table:table-cell>
          <table:table-cell table:style-name="ce23" office:value-type="float" office:value="1968.65343">
            <text:p>1968,65343</text:p>
          </table:table-cell>
          <table:table-cell table:style-name="ce16" office:value-type="float" office:value="50">
            <text:p>50</text:p>
          </table:table-cell>
          <table:table-cell table:style-name="ce11" office:value-type="float" office:value="1961.476384">
            <text:p>1961,476384</text:p>
          </table:table-cell>
          <table:table-cell table:style-name="ce16" office:value-type="float" office:value="50">
            <text:p>50</text:p>
          </table:table-cell>
          <table:table-cell table:style-name="ce16" table:formula="of:=AVERAGE([.J15];[.H15])" office:value-type="float" office:value="1965.064907">
            <text:p>1965.064907</text:p>
          </table:table-cell>
          <table:table-cell table:style-name="ce25" table:formula="of:=[.I15]+[.K15]" office:value-type="float" office:value="100">
            <text:p>1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20" office:value-type="string">
            <text:p>Software versions: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EMFTVM:</text:p>
          </table:table-cell>
          <table:table-cell office:value-type="string">
            <text:p>3.3.0.201205180844</text:p>
          </table:table-cell>
        </table:table-row>
        <table:table-row table:style-name="ro1">
          <table:table-cell table:number-columns-repeated="11"/>
          <table:table-cell office:value-type="string">
            <text:p>SimpleGT:</text:p>
          </table:table-cell>
          <table:table-cell office:value-type="string">
            <text:p>1.2.0.201205181221</text:p>
          </table:table-cell>
        </table:table-row>
        <table:table-row table:style-name="ro1">
          <table:table-cell table:number-columns-repeated="11"/>
          <table:table-cell office:value-type="string">
            <text:p>SimpleOCL:</text:p>
          </table:table-cell>
          <table:table-cell office:value-type="string">
            <text:p>1.1.0.201204192151</text:p>
          </table:table-cell>
        </table:table-row>
        <table:table-row table:style-name="ro1">
          <table:table-cell table:number-columns-repeated="11"/>
          <table:table-cell office:value-type="string">
            <text:p>Java:</text:p>
          </table:table-cell>
          <table:table-cell office:value-type="string">
            <text:p>1.6.0_22</text:p>
          </table:table-cell>
        </table:table-row>
      </table:table>
      <table:table table:name="Varro" table:style-name="ta1" table:print="false">
        <table:shapes>
          <draw:frame draw:z-index="0" draw:style-name="gr1" svg:width="25.975cm" svg:height="12.878cm" svg:x="0cm" svg:y="4.166cm">
            <draw:object draw:notify-on-update-of-ranges="Varro.A5:Varro.A7 Varro.A5:Varro.A7 Varro.B3:Varro.B3 Varro.B5:Varro.B7 Varro.A5:Varro.A7 Varro.C3:Varro.C3 Varro.C5:Varro.C7 Varro.A5:Varro.A7 Varro.D3:Varro.D3 Varro.D5:Varro.D7 Varro.A5:Varro.A7 Varro.E3:Varro.E3 Varro.E5:Varro.E7 Varro.A5:Varro.A7 Varro.F3:Varro.F3 Varro.F5:Varro.F7 Varro.A5:Varro.A7 Varro.G3:Varro.G3 Varro.G5:Varro.G7 Varro.A5:Varro.A7 Varro.H3:Varro.H3 Varro.H5:Varro.H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6" office:value-type="string">
            <text:p>Varró STS Benchmarks on a 1500 Mhz Pentium 768 MB RAM</text:p>
          </table:table-cell>
          <table:table-cell table:number-columns-repeated="7"/>
        </table:table-row>
        <table:table-row table:style-name="ro1">
          <table:table-cell office:value-type="string">
            <text:p>Measurement date:</text:p>
          </table:table-cell>
          <table:table-cell/>
          <table:table-cell table:style-name="ce17" office:value-type="date" office:date-value="2012-05-18">
            <text:p>18/05/2012</text:p>
          </table:table-cell>
          <table:table-cell office:value-type="string">
            <text:p>CPU PassMark:</text:p>
          </table:table-cell>
          <table:table-cell table:style-name="ce20" office:value-type="float" office:value="347">
            <text:p>347</text:p>
          </table:table-cell>
          <table:table-cell office:value-type="string">
            <text:p>per core</text:p>
          </table:table-cell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STSmany PROGRESS</text:p>
          </table:table-cell>
          <table:table-cell table:style-name="ce31" office:value-type="string">
            <text:p>STSmany AGG</text:p>
          </table:table-cell>
          <table:table-cell table:style-name="ce31" office:value-type="string">
            <text:p>STSmany Fujaba</text:p>
          </table:table-cell>
          <table:table-cell table:style-name="ce31" office:value-type="string">
            <text:p>STSmany VarróDB</text:p>
          </table:table-cell>
          <table:table-cell table:style-name="ce31" office:value-type="string">
            <text:p>STSmany GrGen (PSQL)</text:p>
          </table:table-cell>
          <table:table-cell table:style-name="ce31" office:value-type="string">
            <text:p>STSmany GrGen (SP)</text:p>
          </table:table-cell>
          <table:table-cell table:style-name="ce31" office:value-type="string">
            <text:p>STSmany SimpleGT</text:p>
          </table:table-cell>
        </table:table-row>
        <table:table-row table:style-name="ro1">
          <table:table-cell table:style-name="ce28" office:value-type="string">
            <text:p>Size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</table:table-row>
        <table:table-row table:style-name="ro1">
          <table:table-cell table:style-name="ce29" office:value-type="float" office:value="10">
            <text:p>10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330">
            <text:p>330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4697">
            <text:p>4697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1">
            <text:p>1</text:p>
          </table:table-cell>
          <table:table-cell table:style-name="ce32" table:formula="of:=[AMD1055T.F9]*[AMD1055T.G2]/[.E2]" office:value-type="float" office:value="2.44921945533141">
            <text:p>2</text:p>
          </table:table-cell>
        </table:table-row>
        <table:table-row table:style-name="ro1">
          <table:table-cell table:style-name="ce29" office:value-type="float" office:value="100">
            <text:p>100</text:p>
          </table:table-cell>
          <table:table-cell table:style-name="ce29" office:value-type="float" office:value="946">
            <text:p>946</text:p>
          </table:table-cell>
          <table:table-cell table:style-name="ce29" office:value-type="float" office:value="8300">
            <text:p>8300</text:p>
          </table:table-cell>
          <table:table-cell table:style-name="ce29" office:value-type="float" office:value="305">
            <text:p>305</text:p>
          </table:table-cell>
          <table:table-cell table:style-name="ce29" office:value-type="float" office:value="19825">
            <text:p>19825</text:p>
          </table:table-cell>
          <table:table-cell table:style-name="ce29" office:value-type="float" office:value="760">
            <text:p>760</text:p>
          </table:table-cell>
          <table:table-cell table:style-name="ce29" office:value-type="float" office:value="1">
            <text:p>1</text:p>
          </table:table-cell>
          <table:table-cell table:style-name="ce32" table:formula="of:=[AMD1055T.F11]*[AMD1055T.G2]/[.E2]" office:value-type="float" office:value="61.3521602521614">
            <text:p>61</text:p>
          </table:table-cell>
        </table:table-row>
        <table:table-row table:style-name="ro1">
          <table:table-cell table:style-name="ce30" office:value-type="float" office:value="1000">
            <text:p>1000</text:p>
          </table:table-cell>
          <table:table-cell table:style-name="ce30" office:value-type="float" office:value="459000">
            <text:p>459000</text:p>
          </table:table-cell>
          <table:table-cell table:style-name="ce30" office:value-type="float" office:value="6881000">
            <text:p>6881000</text:p>
          </table:table-cell>
          <table:table-cell table:style-name="ce30" office:value-type="float" office:value="4927">
            <text:p>4927</text:p>
          </table:table-cell>
          <table:table-cell table:style-name="ce30" office:value-type="float" office:value="593500">
            <text:p>593500</text:p>
          </table:table-cell>
          <table:table-cell table:style-name="ce30" office:value-type="float" office:value="27715">
            <text:p>27715</text:p>
          </table:table-cell>
          <table:table-cell table:style-name="ce30" office:value-type="float" office:value="10">
            <text:p>10</text:p>
          </table:table-cell>
          <table:table-cell table:style-name="ce33" table:formula="of:=[AMD1055T.F15]*[AMD1055T.G2]/[.E2]" office:value-type="float" office:value="4554.28687097334">
            <text:p>45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*) SimpleGT figures are synthesized from Phenom figures by applying the CPU PassMark multiplier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style:style style:name="Default" style:family="table-cell" style:data-style-name="N5000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/05/2012</text:date>, <text:time>15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12-16T17:05:20</meta:creation-date>
    <meta:generator>LibreOffice/3.3$Unix LibreOffice_project/330m19$Build-401</meta:generator>
    <dc:date>2012-05-18T15:25:38</dc:date>
    <dc:creator>Dennis Wagelaar</dc:creator>
    <meta:editing-duration>P2DT20H38M42S</meta:editing-duration>
    <meta:editing-cycles>96</meta:editing-cycles>
    <meta:document-statistic meta:table-count="2" meta:cell-count="17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1cm" svg:height="9.577cm" xlink:href=".." xlink:type="simple" chart:class="chart:scatter" chart:style-name="ch1">
        <chart:title svg:x="6.697cm" svg:y="0.327cm" chart:style-name="ch2">
          <text:p>SimpleGT STS benchmark</text:p>
        </chart:title>
        <chart:subtitle svg:x="6.114cm" svg:y="1.297cm" chart:style-name="ch3">
          <text:p>AMD Phenom II X6 2,80GHz (1055T)</text:p>
        </chart:subtitle>
        <chart:legend chart:legend-position="end" svg:x="14.948cm" svg:y="4.268cm" chart:style-name="ch4"/>
        <chart:plot-area chart:style-name="ch5" table:cell-range-address="AMD1055T.A9:AMD1055T.A15 AMD1055T.B6:AMD1055T.B6 AMD1055T.F9:AMD1055T.F15 AMD1055T.H6:AMD1055T.H6 AMD1055T.L9:AMD1055T.L15" chart:data-source-has-labels="row" svg:x="1.383cm" svg:y="2.362cm" svg:width="12.821cm" svg:height="6.043cm">
          <chartooo:coordinate-region svg:x="2.56cm" svg:y="2.561cm" svg:width="11.272cm" svg:height="5.197cm"/>
          <chart:axis chart:dimension="x" chart:name="primary-x" chart:style-name="ch6">
            <chart:title svg:x="6.836cm" svg:y="8.596cm" chart:style-name="ch7">
              <text:p>size (nodes)</text:p>
            </chart:title>
          </chart:axis>
          <chart:axis chart:dimension="y" chart:name="primary-y" chart:style-name="ch8">
            <chart:title svg:x="0.451cm" svg:y="6.141cm" chart:style-name="ch9">
              <text:p>time (ms)</text:p>
            </chart:title>
            <chart:grid chart:style-name="ch10" chart:class="major"/>
          </chart:axis>
          <chart:series chart:style-name="ch11" chart:values-cell-range-address="AMD1055T.F9:AMD1055T.F15" chart:label-cell-address="AMD1055T.B6:AMD1055T.B6" chart:class="chart:scatter">
            <chart:domain table:cell-range-address="AMD1055T.A9:AMD1055T.A15"/>
            <chart:data-point chart:repeated="7"/>
          </chart:series>
          <chart:series chart:style-name="ch12" chart:values-cell-range-address="AMD1055T.L9:AMD1055T.L15" chart:label-cell-address="AMD1055T.H6:AMD1055T.H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STSmany Phenom</text:p>
                <draw:g>
                  <svg:desc>AMD1055T.B6:AMD1055T.B6</svg:desc>
                </draw:g>
              </table:table-cell>
              <table:table-cell office:value-type="string">
                <text:p>STSone Phenom</text:p>
                <draw:g>
                  <svg:desc>AMD1055T.H6:AMD1055T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0.984226">
                <text:p>0.984226</text:p>
                <draw:g>
                  <svg:desc>AMD1055T.F9:AMD1055T.F15</svg:desc>
                </draw:g>
              </table:table-cell>
              <table:table-cell office:value-type="float" office:value="1.0256685">
                <text:p>1.0256685</text:p>
                <draw:g>
                  <svg:desc>AMD1055T.L9:AMD1055T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7.766331">
                <text:p>7.766331</text:p>
              </table:table-cell>
              <table:table-cell office:value-type="float" office:value="8.4514135">
                <text:p>8.4514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4.654545">
                <text:p>24.654545</text:p>
              </table:table-cell>
              <table:table-cell office:value-type="float" office:value="26.7336305">
                <text:p>26.7336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7.398235">
                <text:p>127.398235</text:p>
              </table:table-cell>
              <table:table-cell office:value-type="float" office:value="138.227815">
                <text:p>138.22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93.195581">
                <text:p>493.195581</text:p>
              </table:table-cell>
              <table:table-cell office:value-type="float" office:value="523.9500055">
                <text:p>523.950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1058.8929675">
                <text:p>1058.8929675</text:p>
              </table:table-cell>
              <table:table-cell office:value-type="float" office:value="1147.272976">
                <text:p>1147.27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830.1534965">
                <text:p>1830.1534965</text:p>
              </table:table-cell>
              <table:table-cell office:value-type="float" office:value="1965.064907">
                <text:p>1965.0649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5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down" chart:symbol-width="0.25cm" chart:symbol-height="0.25cm"/>
      <style:graphic-properties svg:stroke-color="#4b1f6f" draw:fill-color="#4b1f6f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left" chart:symbol-width="0.25cm" chart:symbol-height="0.25cm"/>
      <style:graphic-properties svg:stroke-color="#c5000b" draw:fill-color="#c5000b"/>
      <style:text-properties fo:font-size="10pt" style:font-size-asian="10pt" style:font-size-complex="10pt"/>
    </style:style>
    <style:style style:name="ch15" style:family="chart" style:data-style-name="N500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1cm" svg:height="12.123cm" xlink:href=".." xlink:type="simple" chart:class="chart:scatter" chart:style-name="ch1">
        <chart:title svg:x="10.715cm" svg:y="0.378cm" chart:style-name="ch2">
          <text:p>Varró STS benchmark</text:p>
        </chart:title>
        <chart:legend chart:legend-position="end" svg:x="21.238cm" svg:y="4.416cm" chart:style-name="ch3"/>
        <chart:plot-area chart:style-name="ch4" table:cell-range-address="Varro.A5:Varro.H7 Varro.B3:Varro.H3" chart:data-source-has-labels="both" svg:x="1.529cm" svg:y="1.883cm" svg:width="18.673cm" svg:height="9.017cm">
          <chartooo:coordinate-region svg:x="3.262cm" svg:y="2.083cm" svg:width="16.568cm" svg:height="8.17cm"/>
          <chart:axis chart:dimension="x" chart:name="primary-x" chart:style-name="ch5">
            <chart:title svg:x="9.908cm" svg:y="11.142cm" chart:style-name="ch6">
              <text:p>size (nodes)</text:p>
            </chart:title>
            <chart:categories table:cell-range-address="Varro.A5:Varro.A7"/>
          </chart:axis>
          <chart:axis chart:dimension="y" chart:name="primary-y" chart:style-name="ch5">
            <chart:title svg:x="0.451cm" svg:y="7.149cm" chart:style-name="ch7">
              <text:p>time (ms)</text:p>
            </chart:title>
            <chart:grid chart:style-name="ch8" chart:class="major"/>
          </chart:axis>
          <chart:series chart:style-name="ch9" chart:values-cell-range-address="Varro.B5:Varro.B7" chart:label-cell-address="Varro.B3:Varro.B3" chart:class="chart:scatter">
            <chart:domain table:cell-range-address="Varro.A5:Varro.A7"/>
            <chart:data-point chart:repeated="3"/>
          </chart:series>
          <chart:series chart:style-name="ch10" chart:values-cell-range-address="Varro.C5:Varro.C7" chart:label-cell-address="Varro.C3:Varro.C3" chart:class="chart:scatter">
            <chart:data-point chart:repeated="3"/>
          </chart:series>
          <chart:series chart:style-name="ch11" chart:values-cell-range-address="Varro.D5:Varro.D7" chart:label-cell-address="Varro.D3:Varro.D3" chart:class="chart:scatter">
            <chart:data-point chart:repeated="3"/>
          </chart:series>
          <chart:series chart:style-name="ch12" chart:values-cell-range-address="Varro.E5:Varro.E7" chart:label-cell-address="Varro.E3:Varro.E3" chart:class="chart:scatter">
            <chart:data-point chart:repeated="3"/>
          </chart:series>
          <chart:series chart:style-name="ch13" chart:values-cell-range-address="Varro.F5:Varro.F7" chart:label-cell-address="Varro.F3:Varro.F3" chart:class="chart:scatter">
            <chart:data-point chart:repeated="3"/>
          </chart:series>
          <chart:series chart:style-name="ch14" chart:values-cell-range-address="Varro.G5:Varro.G7" chart:label-cell-address="Varro.G3:Varro.G3" chart:class="chart:scatter">
            <chart:data-point chart:repeated="3"/>
          </chart:series>
          <chart:series chart:style-name="ch15" chart:values-cell-range-address="Varro.H5:Varro.H7" chart:label-cell-address="Varro.H3:Varro.H3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STSmany PROGRESS</text:p>
                <draw:g>
                  <svg:desc>Varro.B3:Varro.B3</svg:desc>
                </draw:g>
              </table:table-cell>
              <table:table-cell office:value-type="string">
                <text:p>STSmany AGG</text:p>
                <draw:g>
                  <svg:desc>Varro.C3:Varro.C3</svg:desc>
                </draw:g>
              </table:table-cell>
              <table:table-cell office:value-type="string">
                <text:p>STSmany Fujaba</text:p>
                <draw:g>
                  <svg:desc>Varro.D3:Varro.D3</svg:desc>
                </draw:g>
              </table:table-cell>
              <table:table-cell office:value-type="string">
                <text:p>STSmany VarróDB</text:p>
                <draw:g>
                  <svg:desc>Varro.E3:Varro.E3</svg:desc>
                </draw:g>
              </table:table-cell>
              <table:table-cell office:value-type="string">
                <text:p>STSmany GrGen (PSQL)</text:p>
                <draw:g>
                  <svg:desc>Varro.F3:Varro.F3</svg:desc>
                </draw:g>
              </table:table-cell>
              <table:table-cell office:value-type="string">
                <text:p>STSmany GrGen (SP)</text:p>
                <draw:g>
                  <svg:desc>Varro.G3:Varro.G3</svg:desc>
                </draw:g>
              </table:table-cell>
              <table:table-cell office:value-type="string">
                <text:p>STSmany SimpleGT</text:p>
                <draw:g>
                  <svg:desc>Varro.H3:Varro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Varro.A5:Varro.A7</svg:desc>
                </draw:g>
              </table:table-cell>
              <table:table-cell office:value-type="float" office:value="10">
                <text:p>10</text:p>
                <draw:g>
                  <svg:desc>Varro.A5:Varro.A7</svg:desc>
                </draw:g>
              </table:table-cell>
              <table:table-cell office:value-type="float" office:value="12">
                <text:p>12</text:p>
                <draw:g>
                  <svg:desc>Varro.B5:Varro.B7</svg:desc>
                </draw:g>
              </table:table-cell>
              <table:table-cell office:value-type="float" office:value="330">
                <text:p>330</text:p>
                <draw:g>
                  <svg:desc>Varro.C5:Varro.C7</svg:desc>
                </draw:g>
              </table:table-cell>
              <table:table-cell office:value-type="float" office:value="40">
                <text:p>40</text:p>
                <draw:g>
                  <svg:desc>Varro.D5:Varro.D7</svg:desc>
                </draw:g>
              </table:table-cell>
              <table:table-cell office:value-type="float" office:value="4697">
                <text:p>4697</text:p>
                <draw:g>
                  <svg:desc>Varro.E5:Varro.E7</svg:desc>
                </draw:g>
              </table:table-cell>
              <table:table-cell office:value-type="float" office:value="30">
                <text:p>30</text:p>
                <draw:g>
                  <svg:desc>Varro.F5:Varro.F7</svg:desc>
                </draw:g>
              </table:table-cell>
              <table:table-cell office:value-type="float" office:value="1">
                <text:p>1</text:p>
                <draw:g>
                  <svg:desc>Varro.G5:Varro.G7</svg:desc>
                </draw:g>
              </table:table-cell>
              <table:table-cell office:value-type="float" office:value="2.44921945533141">
                <text:p>2.44921945533141</text:p>
                <draw:g>
                  <svg:desc>Varro.H5:Varro.H7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6">
                <text:p>946</text:p>
              </table:table-cell>
              <table:table-cell office:value-type="float" office:value="8300">
                <text:p>8300</text:p>
              </table:table-cell>
              <table:table-cell office:value-type="float" office:value="305">
                <text:p>305</text:p>
              </table:table-cell>
              <table:table-cell office:value-type="float" office:value="19825">
                <text:p>19825</text:p>
              </table:table-cell>
              <table:table-cell office:value-type="float" office:value="760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61.3521602521614">
                <text:p>61.35216025216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59000">
                <text:p>459000</text:p>
              </table:table-cell>
              <table:table-cell office:value-type="float" office:value="6881000">
                <text:p>6881000</text:p>
              </table:table-cell>
              <table:table-cell office:value-type="float" office:value="4927">
                <text:p>4927</text:p>
              </table:table-cell>
              <table:table-cell office:value-type="float" office:value="593500">
                <text:p>593500</text:p>
              </table:table-cell>
              <table:table-cell office:value-type="float" office:value="27715">
                <text:p>27715</text:p>
              </table:table-cell>
              <table:table-cell office:value-type="float" office:value="10">
                <text:p>10</text:p>
              </table:table-cell>
              <table:table-cell office:value-type="float" office:value="4554.28687097334">
                <text:p>4554.286870973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VersionList.xml><?xml version="1.0" encoding="utf-8"?>
<VL:version-list xmlns:dc="http://purl.org/dc/elements/1.1/" xmlns:VL="http://openoffice.org/2001/versions-list">
  <VL:version-entry VL:title="Version1" VL:comment="Measurement data from 19/12/2011" VL:creator="Dennis Wagelaar" dc:date-time="2012-02-17T12:50:30"/>
</VL:version-list>
</file>